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64cm" fo:min-width="0.0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8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11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1.107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fill="none" draw:fill-color="#ffffff" fo:min-height="0.35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48cm" fo:min-width="1.65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8cm" fo:min-width="3.48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0.805c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4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496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0.707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8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9pt" style:font-size-asian="8pt" style:font-size-complex="8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  <style:text-properties fo:color="#ffffff" fo:font-size="8pt" fo:font-weight="bold" fo:background-color="#729fcf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color="#ffffff" fo:font-size="10pt" fo:font-weight="bold" fo:background-color="#729fcf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9pt" style:font-size-asian="8pt" style:font-size-complex="8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ffffff" fo:font-size="8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2.1cm" svg:height="1.039cm" svg:x="1.098cm" svg:y="1.368cm">
            <draw:text-box>
              <text:p><text:span text:style-name="T1">dtag 0</text:span></text:p>
            </draw:text-box>
          </draw:frame>
          <draw:g>
            <draw:custom-shape draw:style-name="gr2" draw:text-style-name="P2" draw:layer="layout" svg:width="0.73cm" svg:height="0.908cm" svg:x="18.631cm" svg:y="6.968cm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0.474cm" svg:height="0.908cm" svg:x="18.354cm" svg:y="6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65cm" svg:height="0.961cm" svg:x="18.3cm" svg:y="6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4" draw:layer="layout" svg:width="0.4cm" svg:height="0.4cm" svg:x="10.3cm" svg:y="1.8cm">
            <text:p text:style-name="P3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641cm" svg:height="0.76cm" svg:x="8.351cm" svg:y="2cm">
            <text:p text:style-name="P3"><text:span text:style-name="T3">decoder 0 </text:span></text:p>
            <text:p text:style-name="P3"><text:span text:style-name="T4">3 <text:s/>2 <text:s/>1 <text:s/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6" draw:layer="layout" svg:x1="2.664cm" svg:y1="1.484cm" svg:x2="3.673cm" svg:y2="1.484cm">
            <text:p/>
          </draw:line>
          <draw:frame draw:style-name="gr8" draw:text-style-name="P7" draw:layer="layout" svg:width="1.4cm" svg:height="0.607cm" svg:x="1.046cm" svg:y="1.768cm">
            <draw:text-box>
              <text:p><text:span text:style-name="T5">43210</text:span></text:p>
            </draw:text-box>
          </draw:frame>
          <draw:frame draw:style-name="gr9" draw:text-style-name="P8" draw:layer="layout" svg:width="1.107cm" svg:height="0.602cm" svg:x="3.639cm" svg:y="7.306cm">
            <draw:text-box>
              <text:p><text:span text:style-name="T6">・・・</text:span></text:p>
            </draw:text-box>
          </draw:frame>
          <draw:frame draw:style-name="gr1" draw:text-style-name="P1" draw:layer="layout" svg:width="2.1cm" svg:height="1.039cm" svg:x="2.544cm" svg:y="1.369cm">
            <draw:text-box>
              <text:p><text:span text:style-name="T1">dtag 0</text:span></text:p>
            </draw:text-box>
          </draw:frame>
          <draw:line draw:style-name="gr7" draw:text-style-name="P6" draw:layer="layout" svg:x1="5.4cm" svg:y1="3.4cm" svg:x2="5.406cm" svg:y2="2.158cm">
            <text:p/>
          </draw:line>
          <draw:line draw:style-name="gr7" draw:text-style-name="P6" draw:layer="layout" svg:x1="5.21cm" svg:y1="3.5cm" svg:x2="5.21cm" svg:y2="2.164cm">
            <text:p/>
          </draw:line>
          <draw:frame draw:style-name="gr1" draw:text-style-name="P1" draw:layer="layout" svg:width="2.1cm" svg:height="1.039cm" svg:x="4.2cm" svg:y="1.368cm">
            <draw:text-box>
              <text:p><text:span text:style-name="T1">dtag IW-1</text:span></text:p>
            </draw:text-box>
          </draw:frame>
          <draw:line draw:style-name="gr7" draw:text-style-name="P6" draw:layer="layout" svg:x1="5.892cm" svg:y1="1.468cm" svg:x2="7.192cm" svg:y2="1.468cm">
            <text:p/>
          </draw:line>
          <draw:frame draw:style-name="gr1" draw:text-style-name="P1" draw:layer="layout" svg:width="2.1cm" svg:height="1.039cm" svg:x="5.664cm" svg:y="1.369cm">
            <draw:text-box>
              <text:p><text:span text:style-name="T1">dtag IW-1 </text:span></text:p>
            </draw:text-box>
          </draw:frame>
          <draw:line draw:style-name="gr10" draw:text-style-name="P6" draw:layer="layout" svg:x1="8.3cm" svg:y1="2.575cm" svg:x2="2.1cm" svg:y2="2.575cm">
            <text:p/>
          </draw:line>
          <draw:line draw:style-name="gr10" draw:text-style-name="P6" draw:layer="layout" svg:x1="1.9cm" svg:y1="2.7cm" svg:x2="8.3cm" svg:y2="2.7cm">
            <text:p/>
          </draw:line>
          <draw:custom-shape draw:style-name="gr11" draw:text-style-name="P5" draw:layer="layout" svg:width="2.189cm" svg:height="0.632cm" svg:x="9.903cm" svg:y="2.9cm">
            <text:p text:style-name="P3"><text:span text:style-name="T3">decoder IW -1</text:span></text:p>
            <text:p text:style-name="P3"><text:span text:style-name="T4">3 <text:s/>2 <text:s/>1 <text:s/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5.418cm" svg:y1="3.377cm" svg:x2="9.9cm" svg:y2="3.377cm">
            <text:p/>
          </draw:line>
          <draw:line draw:style-name="gr10" draw:text-style-name="P6" draw:layer="layout" svg:x1="5.2cm" svg:y1="3.5cm" svg:x2="9.9cm" svg:y2="3.5cm">
            <text:p/>
          </draw:line>
          <draw:line draw:style-name="gr10" draw:text-style-name="P6" draw:layer="layout" svg:x1="8.696cm" svg:y1="2.772cm" svg:x2="8.696cm" svg:y2="13.5cm">
            <text:p/>
          </draw:line>
          <draw:line draw:style-name="gr10" draw:text-style-name="P6" draw:layer="layout" svg:x1="8.996cm" svg:y1="2.772cm" svg:x2="8.996cm" svg:y2="13.5cm">
            <text:p/>
          </draw:line>
          <draw:line draw:style-name="gr10" draw:text-style-name="P6" draw:layer="layout" svg:x1="9.296cm" svg:y1="2.772cm" svg:x2="9.296cm" svg:y2="13.5cm">
            <text:p/>
          </draw:line>
          <draw:line draw:style-name="gr10" draw:text-style-name="P6" draw:layer="layout" svg:x1="9.596cm" svg:y1="2.772cm" svg:x2="9.596cm" svg:y2="13.5cm">
            <text:p/>
          </draw:line>
          <draw:line draw:style-name="gr10" draw:text-style-name="P6" draw:layer="layout" svg:x1="10.536cm" svg:y1="3.5cm" svg:x2="10.536cm" svg:y2="13.5cm">
            <text:p/>
          </draw:line>
          <draw:line draw:style-name="gr10" draw:text-style-name="P6" draw:layer="layout" svg:x1="10.836cm" svg:y1="3.5cm" svg:x2="10.836cm" svg:y2="13.5cm">
            <text:p/>
          </draw:line>
          <draw:line draw:style-name="gr10" draw:text-style-name="P6" draw:layer="layout" svg:x1="11.136cm" svg:y1="3.5cm" svg:x2="11.136cm" svg:y2="13.5cm">
            <text:p/>
          </draw:line>
          <draw:line draw:style-name="gr10" draw:text-style-name="P6" draw:layer="layout" svg:x1="11.436cm" svg:y1="3.5cm" svg:x2="11.436cm" svg:y2="13.5cm">
            <text:p/>
          </draw:line>
          <draw:custom-shape draw:style-name="gr12" draw:text-style-name="P9" draw:layer="layout" svg:width="4.016cm" svg:height="0.764cm" draw:transform="rotate (1.5707963267949) translate (13.256cm 7.928cm)">
            <text:p text:style-name="P3"><text:span text:style-name="T3">comparato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298cm" svg:height="0.389cm" svg:x="12.456cm" svg:y="4.012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9cm" svg:x="12.457cm" svg:y="4.577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2.457cm" svg:y="5.143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2.457cm" svg:y="5.708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9cm" svg:x="12.457cm" svg:y="6.273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2.458cm" svg:y="6.839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frame draw:style-name="gr9" draw:text-style-name="P8" draw:layer="layout" svg:width="1.107cm" svg:height="0.602cm" svg:x="9.608cm" svg:y="7.358cm">
            <draw:text-box>
              <text:p><text:span text:style-name="T6">・・・</text:span></text:p>
            </draw:text-box>
          </draw:frame>
          <draw:custom-shape draw:style-name="gr14" draw:text-style-name="P5" draw:layer="layout" svg:width="1.339cm" svg:height="0.804cm" svg:x="11.75cm" svg:y="12.582cm">
            <text:p text:style-name="P3"><text:span text:style-name="T7">4 3 2</text:span></text:p>
            <text:p text:style-name="P3"><text:span text:style-name="T3">sta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12.5cm" svg:y1="4.308cm" svg:x2="1.8cm" svg:y2="4.309cm">
            <text:p/>
          </draw:line>
          <draw:line draw:style-name="gr10" draw:text-style-name="P6" draw:layer="layout" svg:x1="12.45cm" svg:y1="4.1cm" svg:x2="9.55cm" svg:y2="4.1cm">
            <text:p/>
          </draw:line>
          <draw:line draw:style-name="gr10" draw:text-style-name="P6" draw:layer="layout" svg:x1="12.45cm" svg:y1="4.664cm" svg:x2="9.65cm" svg:y2="4.664cm">
            <text:p/>
          </draw:line>
          <draw:line draw:style-name="gr10" draw:text-style-name="P6" draw:layer="layout" svg:x1="12.5cm" svg:y1="4.864cm" svg:x2="3.2cm" svg:y2="4.9cm">
            <text:p/>
          </draw:line>
          <draw:line draw:style-name="gr10" draw:text-style-name="P6" draw:layer="layout" svg:x1="12.5cm" svg:y1="5.398cm" svg:x2="1.627cm" svg:y2="5.398cm">
            <text:p/>
          </draw:line>
          <draw:line draw:style-name="gr10" draw:text-style-name="P6" draw:layer="layout" svg:x1="12.45cm" svg:y1="5.826cm" svg:x2="9.65cm" svg:y2="5.826cm">
            <text:p/>
          </draw:line>
          <draw:line draw:style-name="gr10" draw:text-style-name="P6" draw:layer="layout" svg:x1="12.45cm" svg:y1="6.39cm" svg:x2="9.65cm" svg:y2="6.39cm">
            <text:p/>
          </draw:line>
          <draw:line draw:style-name="gr10" draw:text-style-name="P6" draw:layer="layout" svg:x1="12.45cm" svg:y1="6.936cm" svg:x2="9.65cm" svg:y2="6.936cm">
            <text:p/>
          </draw:line>
          <draw:line draw:style-name="gr10" draw:text-style-name="P6" draw:layer="layout" svg:x1="12.45cm" svg:y1="5.228cm" svg:x2="9.55cm" svg:y2="5.228cm">
            <text:p/>
          </draw:line>
          <draw:line draw:style-name="gr10" draw:text-style-name="P6" draw:layer="layout" svg:x1="12.5cm" svg:y1="6.554cm" svg:x2="1.4cm" svg:y2="6.554cm">
            <text:p/>
          </draw:line>
          <draw:line draw:style-name="gr10" draw:text-style-name="P6" draw:layer="layout" svg:x1="12.5cm" svg:y1="7.1cm" svg:x2="2.8cm" svg:y2="7.1cm">
            <text:p/>
          </draw:line>
          <draw:line draw:style-name="gr10" draw:text-style-name="P6" draw:layer="layout" svg:x1="12.501cm" svg:y1="5.951cm" svg:x2="3cm" svg:y2="5.95cm">
            <text:p/>
          </draw:line>
          <draw:custom-shape draw:style-name="gr15" draw:text-style-name="P10" draw:layer="layout" svg:width="0.1cm" svg:height="0.1cm" svg:x="1.701cm" svg:y="4.2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.54cm" svg:y="5.3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.343cm" svg:y="6.5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3.138cm" svg:y="4.82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2.975cm" svg:y="5.91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2.758cm" svg:y="7.0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1cm" svg:y="4.0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2cm" svg:y="4.59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3cm" svg:y="5.17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4cm" svg:y="5.77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5cm" svg:y="6.3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9.556cm" svg:y="6.89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2.75cm" svg:y1="4.2cm" svg:x2="13.25cm" svg:y2="4.2cm">
            <text:p/>
          </draw:line>
          <draw:line draw:style-name="gr10" draw:text-style-name="P6" draw:layer="layout" svg:x1="12.75cm" svg:y1="4.764cm" svg:x2="13.25cm" svg:y2="4.764cm">
            <text:p/>
          </draw:line>
          <draw:line draw:style-name="gr10" draw:text-style-name="P6" draw:layer="layout" svg:x1="12.75cm" svg:y1="5.346cm" svg:x2="13.25cm" svg:y2="5.346cm">
            <text:p/>
          </draw:line>
          <draw:line draw:style-name="gr10" draw:text-style-name="P6" draw:layer="layout" svg:x1="12.75cm" svg:y1="5.9cm" svg:x2="13.25cm" svg:y2="5.9cm">
            <text:p/>
          </draw:line>
          <draw:line draw:style-name="gr10" draw:text-style-name="P6" draw:layer="layout" svg:x1="12.75cm" svg:y1="6.464cm" svg:x2="13.25cm" svg:y2="6.464cm">
            <text:p/>
          </draw:line>
          <draw:line draw:style-name="gr10" draw:text-style-name="P6" draw:layer="layout" svg:x1="12.75cm" svg:y1="7.046cm" svg:x2="13.25cm" svg:y2="7.046cm">
            <text:p/>
          </draw:line>
          <draw:line draw:style-name="gr10" draw:text-style-name="P6" draw:layer="layout" svg:x1="12.25cm" svg:y1="12.6cm" svg:x2="12.25cm" svg:y2="7.4cm">
            <text:p/>
          </draw:line>
          <draw:line draw:style-name="gr10" draw:text-style-name="P6" draw:layer="layout" svg:x1="12.45cm" svg:y1="12.6cm" svg:x2="12.45cm" svg:y2="7.6cm">
            <text:p/>
          </draw:line>
          <draw:line draw:style-name="gr10" draw:text-style-name="P6" draw:layer="layout" svg:x1="12.65cm" svg:y1="12.6cm" svg:x2="12.65cm" svg:y2="7.8cm">
            <text:p/>
          </draw:line>
          <draw:line draw:style-name="gr10" draw:text-style-name="P6" draw:layer="layout" svg:x1="12.25cm" svg:y1="7.4cm" svg:x2="13.25cm" svg:y2="7.4cm">
            <text:p/>
          </draw:line>
          <draw:line draw:style-name="gr10" draw:text-style-name="P6" draw:layer="layout" svg:x1="12.45cm" svg:y1="7.6cm" svg:x2="13.25cm" svg:y2="7.6cm">
            <text:p/>
          </draw:line>
          <draw:line draw:style-name="gr10" draw:text-style-name="P6" draw:layer="layout" svg:x1="12.65cm" svg:y1="7.8cm" svg:x2="13.25cm" svg:y2="7.8cm">
            <text:p/>
          </draw:line>
          <draw:line draw:style-name="gr10" draw:text-style-name="P6" draw:layer="layout" svg:x1="9.568cm" svg:y1="3.808cm" svg:x2="14.95cm" svg:y2="3.808cm">
            <text:p/>
          </draw:line>
          <draw:line draw:style-name="gr10" draw:text-style-name="P6" draw:layer="layout" svg:x1="14.05cm" svg:y1="5.9cm" svg:x2="15.45cm" svg:y2="5.9cm">
            <text:p/>
          </draw:line>
          <draw:line draw:style-name="gr10" draw:text-style-name="P6" draw:layer="layout" svg:x1="14.975cm" svg:y1="5.501cm" svg:x2="14.975cm" svg:y2="3.8cm">
            <text:p/>
          </draw:line>
          <draw:line draw:style-name="gr10" draw:text-style-name="P6" draw:layer="layout" svg:x1="15.45cm" svg:y1="5.5cm" svg:x2="14.95cm" svg:y2="5.5cm">
            <text:p/>
          </draw:line>
          <draw:custom-shape draw:style-name="gr16" draw:text-style-name="P2" draw:layer="layout" svg:width="0.592cm" svg:height="0.626cm" svg:x="15.458cm" svg:y="5.392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10" draw:text-style-name="P6" draw:layer="layout" svg:x1="16.05cm" svg:y1="5.7cm" svg:x2="18.4cm" svg:y2="5.7cm">
            <text:p/>
          </draw:line>
          <draw:frame draw:style-name="gr9" draw:text-style-name="P8" draw:layer="layout" svg:width="1.107cm" svg:height="0.602cm" svg:x="3.593cm" svg:y="1.5cm">
            <draw:text-box>
              <text:p><text:span text:style-name="T6">・・・</text:span></text:p>
            </draw:text-box>
          </draw:frame>
          <draw:frame draw:style-name="gr17" draw:text-style-name="P8" draw:layer="layout" svg:width="1.107cm" svg:height="0.746cm" draw:transform="rotate (-0.499338698995578) translate (10.157cm 2.115cm)">
            <draw:text-box>
              <text:p><text:span text:style-name="T6">・・・</text:span></text:p>
            </draw:text-box>
          </draw:frame>
          <draw:custom-shape draw:style-name="gr12" draw:text-style-name="P9" draw:layer="layout" svg:width="4.016cm" svg:height="0.764cm" draw:transform="rotate (1.5707963267949) translate (15.765cm 12.328cm)">
            <text:p text:style-name="P3"><text:span text:style-name="T3">comparator IW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15.259cm" svg:y1="8.6cm" svg:x2="15.759cm" svg:y2="8.6cm">
            <text:p/>
          </draw:line>
          <draw:line draw:style-name="gr10" draw:text-style-name="P6" draw:layer="layout" svg:x1="15.259cm" svg:y1="9.164cm" svg:x2="15.759cm" svg:y2="9.164cm">
            <text:p/>
          </draw:line>
          <draw:line draw:style-name="gr10" draw:text-style-name="P6" draw:layer="layout" svg:x1="15.259cm" svg:y1="9.746cm" svg:x2="15.759cm" svg:y2="9.746cm">
            <text:p/>
          </draw:line>
          <draw:line draw:style-name="gr10" draw:text-style-name="P6" draw:layer="layout" svg:x1="15.259cm" svg:y1="10.3cm" svg:x2="15.759cm" svg:y2="10.3cm">
            <text:p/>
          </draw:line>
          <draw:line draw:style-name="gr10" draw:text-style-name="P6" draw:layer="layout" svg:x1="15.259cm" svg:y1="10.864cm" svg:x2="15.759cm" svg:y2="10.864cm">
            <text:p/>
          </draw:line>
          <draw:line draw:style-name="gr10" draw:text-style-name="P6" draw:layer="layout" svg:x1="15.259cm" svg:y1="11.446cm" svg:x2="15.759cm" svg:y2="11.446cm">
            <text:p/>
          </draw:line>
          <draw:line draw:style-name="gr10" draw:text-style-name="P6" draw:layer="layout" svg:x1="12.25cm" svg:y1="11.8cm" svg:x2="15.759cm" svg:y2="11.8cm">
            <text:p/>
          </draw:line>
          <draw:line draw:style-name="gr10" draw:text-style-name="P6" draw:layer="layout" svg:x1="12.45cm" svg:y1="12cm" svg:x2="15.759cm" svg:y2="12cm">
            <text:p/>
          </draw:line>
          <draw:line draw:style-name="gr10" draw:text-style-name="P6" draw:layer="layout" svg:x1="12.65cm" svg:y1="12.2cm" svg:x2="15.759cm" svg:y2="12.2cm">
            <text:p/>
          </draw:line>
          <draw:custom-shape draw:style-name="gr15" draw:text-style-name="P10" draw:layer="layout" svg:width="0.1cm" svg:height="0.1cm" svg:x="9.552cm" svg:y="3.76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298cm" svg:height="0.389cm" svg:x="14.957cm" svg:y="8.412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9cm" svg:x="14.958cm" svg:y="8.977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4.958cm" svg:y="9.543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4.958cm" svg:y="10.108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9cm" svg:x="14.958cm" svg:y="10.673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" draw:layer="layout" svg:width="0.298cm" svg:height="0.389cm" svg:x="14.959cm" svg:y="11.239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10" draw:text-style-name="P6" draw:layer="layout" svg:x1="11.45cm" svg:y1="8.516cm" svg:x2="14.95cm" svg:y2="8.516cm">
            <text:p/>
          </draw:line>
          <draw:line draw:style-name="gr10" draw:text-style-name="P6" draw:layer="layout" svg:x1="14.964cm" svg:y1="8.7cm" svg:x2="5.122cm" svg:y2="8.7cm">
            <text:p/>
          </draw:line>
          <draw:line draw:style-name="gr10" draw:text-style-name="P6" draw:layer="layout" svg:x1="11.45cm" svg:y1="9.08cm" svg:x2="14.95cm" svg:y2="9.08cm">
            <text:p/>
          </draw:line>
          <draw:line draw:style-name="gr10" draw:text-style-name="P6" draw:layer="layout" svg:x1="11.45cm" svg:y1="9.634cm" svg:x2="14.95cm" svg:y2="9.634cm">
            <text:p/>
          </draw:line>
          <draw:line draw:style-name="gr10" draw:text-style-name="P6" draw:layer="layout" svg:x1="11.45cm" svg:y1="10.216cm" svg:x2="14.95cm" svg:y2="10.216cm">
            <text:p/>
          </draw:line>
          <draw:line draw:style-name="gr10" draw:text-style-name="P6" draw:layer="layout" svg:x1="11.45cm" svg:y1="10.77cm" svg:x2="14.95cm" svg:y2="10.77cm">
            <text:p/>
          </draw:line>
          <draw:line draw:style-name="gr10" draw:text-style-name="P6" draw:layer="layout" svg:x1="11.45cm" svg:y1="11.334cm" svg:x2="14.95cm" svg:y2="11.334cm">
            <text:p/>
          </draw:line>
          <draw:line draw:style-name="gr10" draw:text-style-name="P6" draw:layer="layout" svg:x1="15cm" svg:y1="9.254cm" svg:x2="6.5cm" svg:y2="9.3cm">
            <text:p/>
          </draw:line>
          <draw:line draw:style-name="gr10" draw:text-style-name="P6" draw:layer="layout" svg:x1="15cm" svg:y1="9.8cm" svg:x2="4.929cm" svg:y2="9.8cm">
            <text:p/>
          </draw:line>
          <draw:line draw:style-name="gr10" draw:text-style-name="P6" draw:layer="layout" svg:x1="15cm" svg:y1="10.372cm" svg:x2="6.3cm" svg:y2="10.4cm">
            <text:p/>
          </draw:line>
          <draw:line draw:style-name="gr10" draw:text-style-name="P6" draw:layer="layout" svg:x1="15cm" svg:y1="10.936cm" svg:x2="4.7cm" svg:y2="10.936cm">
            <text:p/>
          </draw:line>
          <draw:line draw:style-name="gr10" draw:text-style-name="P6" draw:layer="layout" svg:x1="15cm" svg:y1="11.5cm" svg:x2="6.1cm" svg:y2="11.5cm">
            <text:p/>
          </draw:line>
          <draw:custom-shape draw:style-name="gr15" draw:text-style-name="P10" draw:layer="layout" svg:width="0.1cm" svg:height="0.1cm" svg:x="4.995cm" svg:y="8.6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4.834cm" svg:y="9.7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4.635cm" svg:y="10.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6.432cm" svg:y="9.21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6.253cm" svg:y="10.33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6.056cm" svg:y="11.45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3cm" svg:y="8.46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4cm" svg:y="9.04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5cm" svg:y="9.56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6cm" svg:y="10.16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7cm" svg:y="10.71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8cm" svg:y="11.28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2.199cm" svg:y="11.75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2.4cm" svg:y="11.95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2.601cm" svg:y="12.15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1.107cm" svg:height="0.602cm" draw:transform="rotate (-0.499338698995578) translate (14.521cm 7.131cm)">
            <draw:text-box>
              <text:p><text:span text:style-name="T6">・・・</text:span></text:p>
            </draw:text-box>
          </draw:frame>
          <draw:line draw:style-name="gr10" draw:text-style-name="P6" draw:layer="layout" svg:x1="11.4cm" svg:y1="8.2cm" svg:x2="17.1cm" svg:y2="8.2cm">
            <text:p/>
          </draw:line>
          <draw:custom-shape draw:style-name="gr16" draw:text-style-name="P2" draw:layer="layout" svg:width="0.592cm" svg:height="0.626cm" svg:x="17.659cm" svg:y="9.693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10" draw:text-style-name="P6" draw:layer="layout" svg:x1="16.5cm" svg:y1="10.1cm" svg:x2="17.7cm" svg:y2="10.1cm">
            <text:p/>
          </draw:line>
          <draw:line draw:style-name="gr10" draw:text-style-name="P6" draw:layer="layout" svg:x1="17.1cm" svg:y1="8.2cm" svg:x2="17.1cm" svg:y2="9.8cm">
            <text:p/>
          </draw:line>
          <draw:line draw:style-name="gr10" draw:text-style-name="P6" draw:layer="layout" svg:x1="17.7cm" svg:y1="9.8cm" svg:x2="17.1cm" svg:y2="9.8cm">
            <text:p/>
          </draw:line>
          <draw:line draw:style-name="gr10" draw:text-style-name="P6" draw:layer="layout" svg:x1="18.218cm" svg:y1="10cm" svg:x2="18.418cm" svg:y2="10cm">
            <text:p/>
          </draw:line>
          <draw:line draw:style-name="gr10" draw:text-style-name="P6" draw:layer="layout" svg:x1="18.4cm" svg:y1="7.7cm" svg:x2="18.4cm" svg:y2="10cm">
            <text:p/>
          </draw:line>
          <draw:line draw:style-name="gr10" draw:text-style-name="P6" draw:layer="layout" svg:x1="18.418cm" svg:y1="7.71cm" svg:x2="18.8cm" svg:y2="7.7cm">
            <text:p/>
          </draw:line>
          <draw:line draw:style-name="gr10" draw:text-style-name="P6" draw:layer="layout" svg:x1="18.4cm" svg:y1="5.7cm" svg:x2="18.4cm" svg:y2="7.1cm">
            <text:p/>
          </draw:line>
          <draw:line draw:style-name="gr10" draw:text-style-name="P6" draw:layer="layout" svg:x1="18.4cm" svg:y1="7.108cm" svg:x2="18.8cm" svg:y2="7.108cm">
            <text:p/>
          </draw:line>
          <draw:frame draw:style-name="gr9" draw:text-style-name="P8" draw:layer="layout" svg:width="1.1cm" svg:height="0.602cm" draw:transform="rotate (-1.5707963267949) translate (18.901cm 6.936cm)">
            <draw:text-box>
              <text:p><text:span text:style-name="T6">・・・</text:span></text:p>
            </draw:text-box>
          </draw:frame>
          <draw:custom-shape draw:style-name="gr15" draw:text-style-name="P10" draw:layer="layout" svg:width="0.149cm" svg:height="0.136cm" draw:transform="rotate (-1.5707963267949) translate (13.236cm 7.3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7.5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7.7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6.9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6.4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5.85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5.27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4.6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3.236cm 4.1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1.7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1.9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2.1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1.3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0.8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10.25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9.67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9.0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15.736cm 8.5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6" draw:layer="layout" svg:x1="19.4cm" svg:y1="7.4cm" svg:x2="19.6cm" svg:y2="7.4cm">
            <text:p/>
          </draw:line>
          <draw:custom-shape draw:style-name="gr15" draw:text-style-name="P10" draw:layer="layout" svg:width="0.149cm" svg:height="0.136cm" draw:transform="rotate (-1.5707963267949) translate (19.636cm 7.3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9" draw:layer="layout" svg:width="1.241cm" svg:height="0.76cm" svg:x="19.677cm" svg:y="7.046cm">
            <text:p text:style-name="P3"><text:span text:style-name="T3">rea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1.909cm" svg:y1="2.7cm" svg:x2="1.909cm" svg:y2="2.163cm">
            <text:p/>
          </draw:line>
          <draw:line draw:style-name="gr10" draw:text-style-name="P6" draw:layer="layout" svg:x1="2.104cm" svg:y1="2.6cm" svg:x2="2.104cm" svg:y2="2.146cm">
            <text:p/>
          </draw:line>
          <draw:custom-shape draw:style-name="gr5" draw:text-style-name="P4" draw:layer="layout" svg:width="0.4cm" svg:height="0.4cm" svg:x="12cm" svg:y="3.7cm">
            <text:p text:style-name="P3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1" draw:layer="layout" svg:width="0.4cm" svg:height="0.4cm" svg:x="14.082cm" svg:y="5.41cm">
            <text:p text:style-name="P3"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1" draw:layer="layout" svg:width="0.4cm" svg:height="0.4cm" svg:x="16.1cm" svg:y="5.9cm">
            <text:p text:style-name="P3"><text:span text:style-name="T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1" draw:layer="layout" svg:width="0.4cm" svg:height="0.4cm" svg:x="19.201cm" svg:y="6.501cm">
            <text:p text:style-name="P3"><text:span text:style-name="T8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cm" svg:height="0.1cm" svg:x="11.393cm" svg:y="8.14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149cm" svg:height="0.136cm" draw:transform="rotate (-1.5707963267949) translate (8.318cm 2.4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8.318cm 2.6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9.918cm 3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9.918cm 3.4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7" draw:layer="layout" svg:width="1.4cm" svg:height="0.607cm" svg:x="2.482cm" svg:y="1.769cm">
            <draw:text-box>
              <text:p><text:span text:style-name="T5">43210</text:span></text:p>
            </draw:text-box>
          </draw:frame>
          <draw:frame draw:style-name="gr8" draw:text-style-name="P7" draw:layer="layout" svg:width="1.4cm" svg:height="0.607cm" svg:x="4.364cm" svg:y="1.77cm">
            <draw:text-box>
              <text:p><text:span text:style-name="T5">43210</text:span></text:p>
            </draw:text-box>
          </draw:frame>
          <draw:frame draw:style-name="gr8" draw:text-style-name="P7" draw:layer="layout" svg:width="1.4cm" svg:height="0.607cm" svg:x="5.782cm" svg:y="1.771cm">
            <draw:text-box>
              <text:p><text:span text:style-name="T5">43210</text:span></text:p>
            </draw:text-box>
          </draw:frame>
          <draw:line draw:style-name="gr10" draw:text-style-name="P6" draw:layer="layout" svg:x1="8.3cm" svg:y1="2.311cm" svg:x2="3.5cm" svg:y2="2.311cm">
            <text:p/>
          </draw:line>
          <draw:line draw:style-name="gr10" draw:text-style-name="P6" draw:layer="layout" svg:x1="3.3cm" svg:y1="2.454cm" svg:x2="8.3cm" svg:y2="2.454cm">
            <text:p/>
          </draw:line>
          <draw:custom-shape draw:style-name="gr15" draw:text-style-name="P10" draw:layer="layout" svg:width="0.149cm" svg:height="0.136cm" draw:transform="rotate (-1.5707963267949) translate (8.318cm 2.2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8.318cm 2.35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6" draw:layer="layout" svg:x1="3.3cm" svg:y1="2.2cm" svg:x2="3.3cm" svg:y2="2.2cm">
            <text:p/>
          </draw:line>
          <draw:line draw:style-name="gr10" draw:text-style-name="P6" draw:layer="layout" svg:x1="3.51cm" svg:y1="2.2cm" svg:x2="3.51cm" svg:y2="2.3cm">
            <text:p/>
          </draw:line>
          <draw:custom-shape draw:style-name="gr15" draw:text-style-name="P10" draw:layer="layout" svg:width="0.149cm" svg:height="0.136cm" draw:transform="rotate (-1.5707963267949) translate (9.918cm 3.0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0" draw:layer="layout" svg:width="0.149cm" svg:height="0.136cm" draw:transform="rotate (-1.5707963267949) translate (9.918cm 3.1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6" draw:layer="layout" svg:x1="6.646cm" svg:y1="2.218cm" svg:x2="6.646cm" svg:y2="3.218cm">
            <text:p/>
          </draw:line>
          <draw:line draw:style-name="gr10" draw:text-style-name="P6" draw:layer="layout" svg:x1="6.809cm" svg:y1="3.1cm" svg:x2="6.809cm" svg:y2="2.2cm">
            <text:p/>
          </draw:line>
          <draw:line draw:style-name="gr10" draw:text-style-name="P6" draw:layer="layout" svg:x1="6.664cm" svg:y1="3.218cm" svg:x2="9.764cm" svg:y2="3.218cm">
            <text:p/>
          </draw:line>
          <draw:line draw:style-name="gr10" draw:text-style-name="P6" draw:layer="layout" svg:x1="6.8cm" svg:y1="3.09cm" svg:x2="9.8cm" svg:y2="3.09cm">
            <text:p/>
          </draw:line>
          <draw:line draw:style-name="gr10" draw:text-style-name="P6" draw:layer="layout" svg:x1="1.4cm" svg:y1="2.2cm" svg:x2="1.4cm" svg:y2="13.4cm">
            <text:p/>
          </draw:line>
          <draw:line draw:style-name="gr10" draw:text-style-name="P6" draw:layer="layout" svg:x1="1.582cm" svg:y1="2.2cm" svg:x2="1.582cm" svg:y2="13.4cm">
            <text:p/>
          </draw:line>
          <draw:line draw:style-name="gr10" draw:text-style-name="P6" draw:layer="layout" svg:x1="1.746cm" svg:y1="2.2cm" svg:x2="1.746cm" svg:y2="13.4cm">
            <text:p/>
          </draw:line>
          <draw:line draw:style-name="gr10" draw:text-style-name="P6" draw:layer="layout" svg:x1="2.836cm" svg:y1="2.2cm" svg:x2="2.836cm" svg:y2="13.4cm">
            <text:p/>
          </draw:line>
          <draw:line draw:style-name="gr10" draw:text-style-name="P6" draw:layer="layout" svg:x1="3.018cm" svg:y1="2.2cm" svg:x2="3.018cm" svg:y2="13.4cm">
            <text:p/>
          </draw:line>
          <draw:line draw:style-name="gr10" draw:text-style-name="P6" draw:layer="layout" svg:x1="3.182cm" svg:y1="2.2cm" svg:x2="3.182cm" svg:y2="13.4cm">
            <text:p/>
          </draw:line>
          <draw:line draw:style-name="gr10" draw:text-style-name="P6" draw:layer="layout" svg:x1="4.7cm" svg:y1="2.2cm" svg:x2="4.7cm" svg:y2="13.4cm">
            <text:p/>
          </draw:line>
          <draw:line draw:style-name="gr10" draw:text-style-name="P6" draw:layer="layout" svg:x1="4.882cm" svg:y1="2.2cm" svg:x2="4.882cm" svg:y2="13.4cm">
            <text:p/>
          </draw:line>
          <draw:line draw:style-name="gr10" draw:text-style-name="P6" draw:layer="layout" svg:x1="5.046cm" svg:y1="2.2cm" svg:x2="5.046cm" svg:y2="13.4cm">
            <text:p/>
          </draw:line>
          <draw:line draw:style-name="gr10" draw:text-style-name="P6" draw:layer="layout" svg:x1="6.136cm" svg:y1="2.2cm" svg:x2="6.136cm" svg:y2="13.4cm">
            <text:p/>
          </draw:line>
          <draw:line draw:style-name="gr10" draw:text-style-name="P6" draw:layer="layout" svg:x1="6.318cm" svg:y1="2.2cm" svg:x2="6.318cm" svg:y2="13.4cm">
            <text:p/>
          </draw:line>
          <draw:line draw:style-name="gr10" draw:text-style-name="P6" draw:layer="layout" svg:x1="6.482cm" svg:y1="2.2cm" svg:x2="6.482cm" svg:y2="13.4cm">
            <text:p/>
          </draw:line>
          <draw:line draw:style-name="gr10" draw:text-style-name="P6" draw:layer="layout" svg:x1="3.31cm" svg:y1="2.454cm" svg:x2="3.31cm" svg:y2="2.1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30T23:25:02.216989089</dc:date>
    <meta:editing-duration>P3DT1H52M46S</meta:editing-duration>
    <meta:editing-cycles>113</meta:editing-cycles>
    <meta:generator>LibreOffice/6.0.7.3$Linux_X86_64 LibreOffice_project/00m0$Build-3</meta:generator>
    <meta:document-statistic meta:object-count="199"/>
  </office:meta>
</office:document-meta>
</file>